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9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0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4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8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>
      <style:text-properties fo:font-size="12pt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3"/>
        <table:table-column table:style-name="co2" table:default-cell-style-name="ce68"/>
        <table:table-column table:style-name="co3" table:default-cell-style-name="ce72"/>
        <table:table-column table:style-name="co4" table:default-cell-style-name="ce72"/>
        <table:table-column table:style-name="co5" table:default-cell-style-name="ce77"/>
        <table:table-column table:style-name="co6" table:default-cell-style-name="ce72"/>
        <table:table-column table:style-name="co7" table:default-cell-style-name="ce63"/>
        <table:table-column table:style-name="co8" table:default-cell-style-name="ce72"/>
        <table:table-column table:style-name="co9" table:default-cell-style-name="ce77"/>
        <table:table-column table:style-name="co10" table:number-columns-repeated="55" table:default-cell-style-name="ce86"/>
        <table:table-row table:style-name="ro1">
          <table:table-cell table:style-name="ce59" office:value-type="string" calcext:value-type="string">
            <text:p>DATA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3"/>
          <table:table-cell table:style-name="ce64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59" office:value-type="string" calcext:value-type="string">
            <text:p>DATA</text:p>
          </table:table-cell>
          <table:table-cell table:style-name="ce80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60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1-25" calcext:value-type="date">
            <text:p>25/11/2025</text:p>
          </table:table-cell>
          <table:table-cell table:style-name="ce81" table:formula="of:=[.C2]-[.F2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2-16" calcext:value-type="date">
            <text:p>16/12/2025</text:p>
          </table:table-cell>
          <table:table-cell table:style-name="ce81" table:formula="of:=[.C3]-[.F3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9-30" calcext:value-type="date">
            <text:p>30/09/2025</text:p>
          </table:table-cell>
          <table:table-cell table:style-name="ce65" office:value-type="string" calcext:value-type="string">
            <text:p>Mens. 09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4]-[.F4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0-31" calcext:value-type="date">
            <text:p>31/10/2025</text:p>
          </table:table-cell>
          <table:table-cell table:style-name="ce65" office:value-type="string" calcext:value-type="string">
            <text:p>Mens. 10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5]-[.F5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1-30" calcext:value-type="date">
            <text:p>30/11/2025</text:p>
          </table:table-cell>
          <table:table-cell table:style-name="ce65" office:value-type="string" calcext:value-type="string">
            <text:p>Mens. 11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6]-[.F6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2-31" calcext:value-type="date">
            <text:p>31/12/2025</text:p>
          </table:table-cell>
          <table:table-cell table:style-name="ce65" office:value-type="string" calcext:value-type="string">
            <text:p>Mens. 12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7]-[.F7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1" table:number-columns-repeated="6"/>
          <table:table-cell table:style-name="ce78" office:value-type="string" calcext:value-type="string">
            <text:p>TOTAL</text:p>
          </table:table-cell>
          <table:table-cell table:style-name="ce82" table:formula="of:=SUM([.H2:.H7])" office:value-type="float" office:value="680" calcext:value-type="float">
            <text:p>680,00</text:p>
          </table:table-cell>
          <table:table-cell table:style-name="ce84"/>
          <table:table-cell table:number-columns-repeated="55"/>
        </table:table-row>
        <table:table-row table:style-name="ro2">
          <table:table-cell table:style-name="Default"/>
          <table:table-cell table:style-name="ce66"/>
          <table:table-cell table:style-name="ce71" table:number-columns-repeated="2"/>
          <table:table-cell table:style-name="ce76"/>
          <table:table-cell table:style-name="ce71"/>
          <table:table-cell table:style-name="ce79"/>
          <table:table-cell table:style-name="ce71"/>
          <table:table-cell table:style-name="ce85"/>
          <table:table-cell table:number-columns-repeated="55"/>
        </table:table-row>
        <table:table-row table:style-name="ro2">
          <table:table-cell table:style-name="ce62"/>
          <table:table-cell table:style-name="ce67"/>
          <table:table-cell table:number-columns-repeated="62"/>
        </table:table-row>
        <table:table-row table:style-name="ro3">
          <table:table-cell table:style-name="Default"/>
          <table:table-cell table:style-name="ce67"/>
          <table:table-cell table:number-columns-repeated="62"/>
        </table:table-row>
        <table:table-row table:style-name="ro3" table:number-rows-repeated="2">
          <table:table-cell table:style-name="ce62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09.842683910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09.8464106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5:27.384286826</dc:date>
    <dc:language>pt-PT</dc:language>
    <meta:editing-cycles>623</meta:editing-cycles>
    <meta:editing-duration>P3DT7H50M41S</meta:editing-duration>
    <meta:print-date>2019-12-19T16:27:08.744000000</meta:print-date>
    <meta:document-statistic meta:table-count="1" meta:cell-count="48" meta:object-count="0"/>
    <meta:user-defined meta:name="Info 0"/>
    <meta:user-defined meta:name="Info 1"/>
    <meta:user-defined meta:name="Info 2"/>
    <meta:user-defined meta:name="Info 3"/>
  </office:meta>
</office:document-meta>
</file>